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#33ff99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661900"/>
    </style:style>
    <style:style style:name="T26" style:family="text">
      <style:text-properties fo:background-color="#ffcc00"/>
    </style:style>
    <style:style style:name="T27" style:family="text">
      <style:text-properties fo:background-color="#000000"/>
    </style:style>
    <style:style style:name="T28" style:family="text">
      <style:text-properties fo:background-color="transparent"/>
    </style:style>
    <style:style style:name="T29" style:family="text">
      <style:text-properties fo:background-color="#0000ff"/>
    </style:style>
    <style:style style:name="T30" style:family="text">
      <style:text-properties fo:background-color="#ff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5">00 05</text:span>- sensor włączony <text:span text:style-name="T25">01 05</text:span>- sensor wyłączony <text:span text:style-name="T25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24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zdarzenie podanego bolusa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8"/>
      <text:p text:style-name="P7">43 3F 3A 35 30 2B 27 26 54 13 08 82 17 0E 13 08 B8 16 08 28 2C 31 36 2C 14 0C 13 08 96 17 0F 30 13 28 2C 13 26 13 22 13 1F 13 1E 13 1E 13 1E 13 49 86 00 08 13 1E 1D 1F 22 25 2C 30 33 37 34 32</text:p>
      <text:p text:style-name="P7">2F 2C 28 24 21 1D 1D 1E 21 13 20 25 2A 2F 13 28 13 23 13 20 13 1E 13 1E 13 1E 13 49 A4 02 08 13 1E 1D 1C 1C 1E 21 25 29 2C 30 34 34 32 2F 2C 28 24 21 1D 13 1D 13 1D 13 1D 13 1E 13 1E 13 1E 13</text:p>
      <text:p text:style-name="P7">49 A8 04 08 13 1E 29 13 25 13 22 26 27 26 24 21 1D 1D 1E 21 25 29 2C 30 34 34 32 2F 2C 28 24 21 1D 1D 13 1D 13 1D 13 1E 13 1E 13 1E 13 1E 13 49 99 07 08 13 1E 27 2C 2D 2B 28 24 21 1D 1D 1E 21</text:p>
      <text:p text:style-name="P7">25 29 2C 30 13 28 2C 2E 13 27 13 22 13 1F 13 1E 13 1E 13 <text:span text:style-name="T16">1E</text:span> <text:span text:style-name="T15">13 49 9E 09 08</text:span> <text:span text:style-name="T27">13</text:span> <text:span text:style-name="T16">1E</text:span> <text:span text:style-name="T16">1F</text:span> <text:span text:style-name="T16">22</text:span> <text:span text:style-name="T16">25</text:span> <text:span text:style-name="T16">29</text:span> <text:span text:style-name="T16">30</text:span> <text:span text:style-name="T16">33</text:span> <text:span text:style-name="T16">37</text:span> <text:span text:style-name="T16">34</text:span> <text:span text:style-name="T16">32</text:span> <text:span text:style-name="T16">2F</text:span> <text:span text:style-name="T16">2C</text:span> <text:span text:style-name="T16">28</text:span> <text:span text:style-name="T16">24</text:span> <text:span text:style-name="T16">21</text:span> <text:span text:style-name="T16">1D</text:span> <text:span text:style-name="T16">1D</text:span> <text:span text:style-name="T26">00 03</text:span> <text:span text:style-name="T18">2D 13 09 82 0B 0E</text:span> <text:span text:style-name="T26">01 03</text:span> <text:span text:style-name="T26">01 03</text:span> <text:span text:style-name="T16">18</text:span> <text:span text:style-name="T17">39 07 13 09 90 0B 0F</text:span> <text:span text:style-name="T15">13</text:span></text:p>
      <text:p text:style-name="P7"><text:span text:style-name="T15">09 8F 0B 08</text:span> <text:span text:style-name="T16">1A</text:span> <text:span text:style-name="T15">13 09 94 0B 08</text:span> <text:span text:style-name="T16">1D</text:span> <text:span text:style-name="T27">13</text:span> <text:span text:style-name="T30">02</text:span> <text:span text:style-name="T15">13 09 9E 0B 08</text:span> <text:span text:style-name="T29">00 00 01 13 09 A1 0B 10</text:span> <text:span text:style-name="T15">13 09 9E 0B 08</text:span> <text:span text:style-name="T15">13 09 9E 0B 08</text:span> <text:span text:style-name="T15">13 09 9E 0B 08</text:span> <text:span text:style-name="T23">01</text:span> 00 00 00 00 00 00 00 00 00 00 00 00 00 00 00 00 00 00 00 00 00 00</text:p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12M25S</meta:editing-duration>
    <meta:editing-cycles>35</meta:editing-cycles>
    <meta:generator>OpenOffice/4.1.5$Win32 OpenOffice.org_project/415m1$Build-9789</meta:generator>
    <dc:date>2019-02-09T11:53:21.97</dc:date>
    <dc:creator>Sławomir Malinowski</dc:creator>
    <meta:document-statistic meta:table-count="4" meta:image-count="0" meta:object-count="0" meta:page-count="1" meta:paragraph-count="55" meta:word-count="888" meta:character-count="5256"/>
    <meta:user-defined meta:name="Info 1"/>
    <meta:user-defined meta:name="Info 2"/>
    <meta:user-defined meta:name="Info 3"/>
    <meta:user-defined meta:name="Info 4"/>
  </office:meta>
</office:document-meta>
</file>